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svg:stroke-width="0.2cm" svg:stroke-color="#ff0000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svg:stroke-width="0.2cm" svg:stroke-color="#0099ff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12.5cm" svg:height="8cm" svg:x="11cm" svg:y="1cm">
          <text:p text:style-name="P1">main-Methode</text:p>
          <text:p text:style-name="P1">Endlos-Schleife</text:p>
          <text:p text:style-name="P1"/>
          <text:p text:style-name="P1">Eingaben entgegennehmen</text:p>
          <text:p text:style-name="P1">Spielstatus / Welt-Objekt aktualisieren</text:p>
          <text:p text:style-name="P1">Grafische Ausgabe aktualisiere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3" draw:layer="layout" svg:width="11.5cm" svg:height="3cm" svg:x="1cm" svg:y="11.5cm">
          <text:p text:style-name="P1">Input Versteher und an Game Melder</text:p>
          <text:p text:style-name="P1"/>
          <text:p text:style-name="P1">transformCoordinateWorld2Ingame</text:p>
          <text:p text:style-name="P1">userClickedAtLoc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5" draw:layer="layout" svg:width="12.5cm" svg:height="13.5cm" svg:x="28.5cm" svg:y="8cm">
          <text:p text:style-name="P1">Grafik Engine </text:p>
          <text:p text:style-name="P1">in Android + in Desktop</text:p>
          <text:p text:style-name="P2">Version</text:p>
          <text:p text:style-name="P1"/>
          <text:p text:style-name="P1">visualisieren aller relevanten Objekte</text:p>
          <text:p text:style-name="P1">visualisieren HUD / Menü / Maus / Debug</text:p>
          <text:p text:style-name="P1"/>
          <text:p text:style-name="P1">render(ingameDT, wallclockDT)</text:p>
          <text:p text:style-name="P1"/>
          <text:p text:style-name="P1">zeichne Feld</text:p>
          <text:p text:style-name="P1">zeichne alle Dinge</text:p>
          <text:p text:style-name="P1"><text:tab/>this.zeichneDing() -- ((Visitor))</text:p>
          <text:p text:style-name="P1">zeiche HUD</text:p>
          <text:p text:style-name="P1">zeichne Maus</text:p>
          <text:p text:style-name="P1"/>
          <text:p text:style-name="P1">mehrfach überladen:</text:p>
          <text:p text:style-name="P1">zeichneDing(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2" draw:layer="layout" svg:width="8cm" svg:height="2cm" svg:x="2.5cm" svg:y="8cm">
          <text:p text:style-name="P1">Input-Kaps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6" draw:layer="layout" svg:width="13cm" svg:height="14.2cm" svg:x="11.5cm" svg:y="14.5cm">
          <text:p text:style-name="P1"><text:span text:style-name="T1">Game Objekt State</text:span></text:p>
          <text:p text:style-name="P1"/>
          <text:p text:style-name="P1">aller Status</text:p>
          <text:p text:style-name="P1"><text:tab/>diverse Liste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4" draw:layer="layout" svg:width="8cm" svg:height="4cm" svg:x="13.5cm" svg:y="15.5cm">
          <text:p text:style-name="P1">Game Objekt Modifizierer</text:p>
          <text:p text:style-name="P1"/>
          <text:p text:style-name="P1">pflanzeTurmAtLocation</text:p>
          <text:p text:style-name="P1"/>
          <text:p text:style-name="P1">tick(deltaTime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cm" svg:height="2.5cm" svg:x="13.5cm" svg:y="24.8cm">
          <text:p text:style-name="P1">Tur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5cm" svg:height="2.5cm" svg:x="17cm" svg:y="24.8cm">
          <text:p text:style-name="P1">Geschos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cm" svg:height="2.5cm" svg:x="21cm" svg:y="24.8cm">
          <text:p text:style-name="P1">Mon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7" draw:layer="layout" svg:width="10.5cm" svg:height="2.5cm" svg:x="13.5cm" svg:y="22.3cm">
          <text:p text:style-name="P1">Ding</text:p>
          <text:p text:style-name="P1">tick(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svg:x1="11cm" svg:y1="5cm" svg:x2="6.5cm" svg:y2="8cm" draw:start-shape="id1" draw:start-glue-point="3" draw:end-shape="id2" draw:end-glue-point="0" svg:d="m11000 5000h-4500v3000">
          <text:p/>
        </draw:connector>
        <draw:connector draw:style-name="gr2" draw:text-style-name="P2" draw:layer="layout" svg:x1="6.5cm" svg:y1="10cm" svg:x2="6.75cm" svg:y2="11.5cm" draw:start-shape="id2" draw:start-glue-point="2" draw:end-shape="id3" draw:end-glue-point="0" svg:d="m6500 10000v751h250v749">
          <text:p/>
        </draw:connector>
        <draw:connector draw:style-name="gr2" draw:text-style-name="P2" draw:layer="layout" svg:x1="6.75cm" svg:y1="14.5cm" svg:x2="13.5cm" svg:y2="17.5cm" draw:start-shape="id3" draw:start-glue-point="2" draw:end-shape="id4" draw:end-glue-point="3" svg:d="m6750 14500v3000h6750">
          <text:p/>
        </draw:connector>
        <draw:connector draw:style-name="gr2" draw:text-style-name="P2" draw:layer="layout" svg:x1="17.25cm" svg:y1="9cm" svg:x2="17.5cm" svg:y2="15.5cm" draw:start-shape="id1" draw:start-glue-point="2" draw:end-shape="id4" draw:end-glue-point="0" svg:d="m17250 9000v3251h250v3249">
          <text:p/>
        </draw:connector>
        <draw:connector draw:style-name="gr2" draw:text-style-name="P2" draw:layer="layout" svg:x1="23.5cm" svg:y1="5cm" svg:x2="34.75cm" svg:y2="8cm" draw:start-shape="id1" draw:start-glue-point="1" draw:end-shape="id5" draw:end-glue-point="0" svg:d="m23500 5000h11250v3000">
          <text:p/>
        </draw:connector>
        <draw:connector draw:style-name="gr3" draw:text-style-name="P2" draw:layer="layout" svg:x1="28.5cm" svg:y1="14.75cm" svg:x2="24.5cm" svg:y2="21.6cm" draw:start-shape="id5" draw:start-glue-point="3" draw:end-shape="id6" svg:d="m28500 14750h-1999v6850h-2001">
          <text:p text:style-name="P2">liest</text:p>
        </draw:connector>
        <draw:connector draw:style-name="gr4" draw:text-style-name="P2" draw:layer="layout" svg:x1="34.75cm" svg:y1="21.5cm" svg:x2="24cm" svg:y2="23.55cm" draw:start-shape="id5" draw:start-glue-point="2" draw:end-shape="id7" svg:d="m34750 21500v2050h-10750">
          <text:p text:style-name="P2">hinterlegt</text:p>
        </draw:connector>
        <draw:custom-shape draw:style-name="gr1" draw:text-style-name="P2" draw:layer="layout" svg:width="6cm" svg:height="4cm" svg:x="18cm" svg:y="10cm">
          <text:p text:style-name="P2">Time</text:p>
          <text:p text:style-name="P2">wallclockTick(dt)</text:p>
          <text:p text:style-name="P2">startIngame()</text:p>
          <text:p text:style-name="P2">pauseIngame()</text:p>
          <text:p text:style-name="P2">tellIngame(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ichael Nagel</meta:initial-creator>
    <meta:creation-date>2010-09-08T17:59:29</meta:creation-date>
    <dc:date>2010-09-08T19:21:38</dc:date>
    <dc:creator>Michael Nagel</dc:creator>
    <meta:editing-duration>PT00H44M58S</meta:editing-duration>
    <meta:editing-cycles>5</meta:editing-cycles>
    <meta:generator>OpenOffice.org/3.2$Linux OpenOffice.org_project/320m12$Build-9483</meta:generator>
    <meta:document-statistic meta:object-count="18"/>
  </office:meta>
</office:document-meta>
</file>